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FF3838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FFBF00"/>
    </style:style>
    <style:style style:name="ce12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Writing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JEVGENIJUS SYRICKIS</dc:creator>
    <meta:creation-date>2020-03-06T09:20:28Z</meta:creation-date>
    <dc:date>2020-03-11T13:57:20Z</dc:date>
    <meta:editing-cycles>7</meta:editing-cycles>
    <meta:editing-duration>PT1229S</meta:editing-duration>
  </office:meta>
</office:document-meta>
</file>